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ICONIUM (1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ICONIUM (14:1-7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nversion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irmation (14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ntrast (14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spiracy (14:2, 5-7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ACTS 1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 AND BARNABAS IN ICONIUM (14:1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 AND BARNABAS IN LYSTRA (14:8-2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 AND BARNABAS IN LYSTRA (14:8-20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cripple (14: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ommand (14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nfusion (14:11-1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-title-Title-Slide" presentation:presentation-page-layout-name="Master1-PPL1" draw:id="Slide-260">
        <draw:frame draw:id="id91" presentation:style-name="a498" draw:name="Title 1" svg:x="1.38in" svg:y="0.83in" svg:width="10.3in" svg:height="4.42in" presentation:class="title" presentation:placeholder="false">
          <draw:text-box>
            <text:p text:style-name="a497" text:class-names="" text:cond-style-name=""><text:span text:style-name="a495" text:class-names=""><text:s text:c="1"/>The confusion (14:11-14)<text:s text:c="1"/></text:span><text:span text:style-name="a496" text:class-names=""/></text:p>
          </draw:text-box>
          <svg:title/>
          <svg:desc/>
        </draw:frame>
        <draw:frame draw:id="id92" presentation:style-name="a503" draw:name="Subtitle 2" svg:x="1.38in" svg:y="5.25in" svg:width="10.3in" svg:height="1.85in" presentation:class="subtitle" presentation:placeholder="false">
          <draw:text-box>
            <text:p text:style-name="a500" text:class-names="" text:cond-style-name=""><text:span text:style-name="a499" text:class-names=""><text:s text:c="1"/>What the people assume (14:11-12):<text:s text:c="1"/></text:span></text:p>
            <text:p text:style-name="a502" text:class-names="" text:cond-style-name=""><text:span text:style-name="a501" text:class-names=""/></text:p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What the people assume (14:11-12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think Barnabas is Zeus (14:11-12a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think Paul is Hermes (14:12b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onfusion (14:11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What the people assume (14:11-1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What the people attempt (14:13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 AND BARNABAS IN LYSTRA (14:8-20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cripple (14: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ommand (14:9-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usion (14:1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rrection (14:15-1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piracy (14: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piracy (14:19-20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slander against Paul (14:19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toning of Paul (14:19b-2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UL AND BARNABAS IN LYSTRA (14:8-20)<text:s text:c="1"/></text:span><text:span text:style-name="a575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ripple (14: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mmand (14:9-1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fusion (14:11-1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orrection (14:15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nspiracy (14:19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ACTS 14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PAUL AND BARNABAS IN ICONIUM (14:1-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PAUL AND BARNABAS IN LYSTRA (14:8-20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PAUL AND BARNABAS IN DERBE (14:21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PAUL AND BARNABAS BACK IN LYSTRA, ICONIUM, AND ANTIOCH OF PISIDIA (14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AUL AND BARNABAS BACK IN LYSTRA, ICONIUM, AND ANTIOCH OF PISIDIA (14:22-25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strengthen everyone in the churches (14:22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select elders for the churches (14:23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ACTS 14<text:s text:c="1"/></text:span><text:span text:style-name="a635" text:class-names=""/></text:p>
          </draw:text-box>
          <svg:title/>
          <svg:desc/>
        </draw:frame>
        <draw:frame draw:id="id108" presentation:style-name="a656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PAUL AND BARNABAS IN ICONIUM (14:1-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 AND BARNABAS IN LYSTRA (14:8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 AND BARNABAS IN DERBE (14: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 AND BARNABAS BACK IN LYSTRA, ICONIUM, AND ANTIOCH OF PISIDIA (14:22-25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 AND BARNABAS BACK IN ANTIOCH OF SYRIA (14:26-2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09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PAUL AND BARNABAS BACK IN ANTIOCH OF SYRIA (14:26-28)<text:s text:c="1"/></text:span><text:span text:style-name="a659" text:class-names=""/></text:p>
          </draw:text-box>
          <svg:title/>
          <svg:desc/>
        </draw:frame>
        <draw:frame draw:id="id110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y report to their home church (14:26-27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y remain (for a long time) in their home church (14:28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1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ACTS 14<text:s text:c="1"/></text:span><text:span text:style-name="a674" text:class-names=""/></text:p>
          </draw:text-box>
          <svg:title/>
          <svg:desc/>
        </draw:frame>
        <draw:frame draw:id="id112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PAUL AND BARNABAS IN ICONIUM (14:1-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PAUL AND BARNABAS IN LYSTRA (14:8-2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AUL AND BARNABAS IN DERBE (14:2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 AND BARNABAS BACK IN LYSTRA, ICONIUM, AND ANTIOCH OF PISIDIA (14:22-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 AND BARNABAS BACK IN ANTIOCH OF SYRIA (14:26-2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4 </dc:title>
    <meta:initial-creator>David STRICKLAND</meta:initial-creator>
    <dc:creator>David STRICKLAND</dc:creator>
    <meta:creation-date>2020-02-22T17:29:50Z</meta:creation-date>
    <dc:date>2020-02-22T17:29:51Z</dc:date>
    <meta:template xlink:href="BibleStudy" xlink:type="simple"/>
    <meta:editing-cycles>1</meta:editing-cycles>
    <meta:editing-duration>PT0S</meta:editing-duration>
    <meta:document-statistic meta:paragraph-count="60" meta:word-count="469"/>
  </office:meta>
</office:document-meta>
</file>